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on Orientada a Objetos</text:p>
      <text:p text:style-name="P1"/>
      <text:p text:style-name="P2">La programacion orientada a objetos POO es un diagrama que utiliza objetos como elementos fundamentales en la construccion de una solucion, un objeto es una abstraccion o ente del mundo real, con atributo que representan sus caracteristicas o propiedades y metodos que emulan su comportamiento o actividad. Todos los metodos y propiedades comunes a los objetos se agrupan en clases, una clase es una plantilla, un prototipo para crear objetos, en general, se dice que cada objeto es una instancia o ejemplar de una clase.</text:p>
      <text:p text:style-name="P2"/>
      <text:p text:style-name="P2">En POO aparecen algunas caracteristicas importantes:</text:p>
      <text:p text:style-name="P2"/>
      <text:p text:style-name="P2">Clase: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6:19:43</meta:creation-date>
    <dc:date>2015-10-28T18:41:21</dc:date>
    <meta:editing-duration>PT1H21M7S</meta:editing-duration>
    <meta:editing-cycles>1</meta:editing-cycles>
    <meta:document-statistic meta:table-count="0" meta:image-count="0" meta:object-count="0" meta:page-count="1" meta:paragraph-count="5" meta:word-count="96" meta:character-count="612" meta:non-whitespace-character-count="519"/>
    <meta:generator>LibreOffice/3.5$Linux_x86 LibreOffice_project/350m1$Build-2</meta:generator>
  </office:meta>
</office:document-meta>
</file>